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structorUtilsTests.testConstructorAs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UtilsTests.automatically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structorUtilsTests.globalFlagVari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nstructorUtilsTests.assertNotAutowirable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AnnotationTestCase.AutowiredAnnotation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structorUtilsTests.autowir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UtilsTests.automaticallyAutowiredButOverriddenLo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structorUtilsTests.setGlobalFlag( Strin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UtilsTests.assertAutowirable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structorUtilsTests.notAutowi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UtilsTests.clearGlobal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UtilsTests.testConstructor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structorUtilsTests.setGlobal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